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pple-system" svg:font-family="apple-system, BlinkMacSystemFont, 'Segoe UI', Roboto, 'Helvetica Neue', Arial, 'Noto Sans', sans-serif, 'Apple Color Emoji', 'Segoe UI Emoji', 'Segoe UI Symbol', 'Noto Color Emoji'"/>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75a4f" officeooo:paragraph-rsid="00075a4f"/>
    </style:style>
    <style:style style:name="P2" style:family="paragraph" style:parent-style-name="Standard">
      <style:text-properties fo:font-weight="bold" officeooo:rsid="00075a4f" officeooo:paragraph-rsid="00075a4f" style:font-weight-asian="bold" style:font-weight-complex="bold"/>
    </style:style>
    <style:style style:name="P3" style:family="paragraph" style:parent-style-name="Standard">
      <style:paragraph-properties fo:break-before="page"/>
      <style:text-properties officeooo:rsid="00075a4f" officeooo:paragraph-rsid="00075a4f"/>
    </style:style>
    <style:style style:name="T1" style:family="text">
      <style:text-properties fo:font-variant="normal" fo:text-transform="none" fo:color="#212529" style:font-name="apple-system" fo:font-size="9.60000038146973pt" fo:letter-spacing="normal" fo:font-style="normal" fo:font-weight="normal"/>
    </style:style>
    <style:style style:name="T2" style:family="text">
      <style:text-properties fo:font-variant="normal" fo:text-transform="none" fo:color="#212529" fo:letter-spacing="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bicacion</text:p>
      <text:p text:style-name="P1"/>
      <text:p text:style-name="P1"><text:span text:style-name="T1">Liberia, Centro Comercial Bobaldi, Local 03. 75 metros este de los Tribunales de Justicia de Liberia.</text:span> </text:p>
      <text:p text:style-name="P1"/>
      <text:p text:style-name="P2">Telefonos</text:p>
      <text:p text:style-name="P1"/>
      <text:p text:style-name="P1"><text:span text:style-name="T1">4700-9131</text:span> </text:p>
      <text:p text:style-name="P1"/>
      <text:p text:style-name="P2">Correo</text:p>
      <text:p text:style-name="P1"/>
      <text:p text:style-name="P1"><text:span text:style-name="T1">natalia@vidalabliberia.com</text:span> </text:p>
      <text:p text:style-name="P1"/>
      <text:p text:style-name="P2">Facebook</text:p>
      <text:p text:style-name="P1"><text:span text:style-name="T1">Vidalab Liberia</text:span> </text:p>
      <text:p text:style-name="P1"/>
      <text:p text:style-name="P2">Instagram</text:p>
      <text:p text:style-name="P1"/>
      <text:p text:style-name="P1"><text:span text:style-name="T1">VidalabLiberia</text:span> </text:p>
      <text:p text:style-name="P1"/>
      <text:p text:style-name="P2">WhatsApp</text:p>
      <text:p text:style-name="P1"/>
      <text:p text:style-name="P1"><text:span text:style-name="T1">4700-9131</text:span> </text:p>
      <text:p text:style-name="P1"/>
      <text:p text:style-name="P2">Horario Regular</text:p>
      <text:p text:style-name="P1"><text:span text:style-name="T1">Lunes a Viernes 7:00 am - 5:00 pm </text:span></text:p>
      <text:p text:style-name="P1"><text:span text:style-name="T1">Sábados de 8:00 am - 12:00 md</text:span> </text:p>
      <text:p text:style-name="P1"/>
      <text:p text:style-name="P2">Horario Especial</text:p>
      <text:p text:style-name="P1">N/A</text:p>
      <text:p text:style-name="P1"/>
      <text:p text:style-name="P2">Lema</text:p>
      <text:p text:style-name="P1"><text:span text:style-name="T1">¡Celebramos la vida, por eso le ayudamos a cuidar la suya!</text:span> </text:p>
      <text:p text:style-name="P1"/>
      <text:p text:style-name="P2">Historia</text:p>
      <text:p text:style-name="P1"><text:span text:style-name="T1">El Laboratorio nace inicialmente con el nombre de ROLMO, a cargo del microbiólogo Ricardo Roldán Villalobos, como persona física, con ubicación en Palmar Norte, Osa, Puntarenas en agosto de 1993. Se crean relaciones comerciales y se les brinda el servicio a clientes corporativos como Pindeco, Palmatica y bananeras de Palmar Sur. Además, se realizaron convenios con empresas que vendían agroquímicos y deseaban chequear a sus trabajadores con exámenes principalmente de colinesterasas. Después de 4 años se convierte en Sociedad Anónima, para ser trasladados en 1997 a Pérez Zeledón, durante 16 años, manteniendo aún sus clientes corporativos. En 1998 se convierte en parte de la primera clínica privada de la Zona Sur, la cual años después se convierte en Hospital Privado, logrando de esta manera un mayor posicionamiento en la zona, obteniendo hasta 500 pacientes particulares por mes. A razón de una propuesta de asociación, con un socio estratégico, buscan reubicarse en Santa Ana, San José, vendiendo la franquicia a una de las competencias. Esperando de 4 a 5 meses, debido a distintas razones no se logra finalizar un acuerdo con dicho socio. Durante el 2014 se intenta abrir el Laboratorio con el nombre de VidaLab, pero no logra el posicionamiento deseado. Por esta razón el Doctor Roldán en 2015, acepta la oferta de empleo en Liberia, Guanacaste, convirtiéndose en el director del Laboratorio del Hospital San Rafael Arcángel, siendo de mucho aprendizaje profesional. Para noviembre del 2016 se inaugura como Laboratorio VidaLab Liberia, ubicado en Plaza Bobaldi frente la antigua comandancia, siempre como Sociedad Anónima. Se presenta la oportunidad a mediados del 2018, de reubicarse en la Avenida 25 de Julio contiguo a la Tienda Arenas, mejorando su posición estratégica por ser </text:span><text:soft-page-break/><text:span text:style-name="T1">una zona más transitada y visible. De esta manera logran aumentar sus clientes mensuales en comparación a la ubicación pasada, siempre con la oportunidad de un mayor crecimiento. Además, busca a futuro la oportunidad de abrir un Laboratorio VidaLab Cañas y un Laboratorio VidaLab Nicoya, para crecer su mercado y aumentar sus alcances en la provincia de Guanacaste.</text:span> </text:p>
      <text:p text:style-name="P1"/>
      <text:p text:style-name="P2">Valores</text:p>
      <text:p text:style-name="P1"><text:span text:style-name="T2">• </text:span><text:span text:style-name="T1">Humanidad </text:span></text:p>
      <text:p text:style-name="P1"><text:span text:style-name="T1">• Ética </text:span></text:p>
      <text:p text:style-name="P1"><text:span text:style-name="T1">• Responsabilidad </text:span></text:p>
      <text:p text:style-name="P1"><text:span text:style-name="T1">• Confidencialidad </text:span></text:p>
      <text:p text:style-name="P1"><text:span text:style-name="T1">• Respeto </text:span></text:p>
      <text:p text:style-name="P1"><text:span text:style-name="T1">• Honestidad </text:span></text:p>
      <text:p text:style-name="P1"><text:span text:style-name="T1">• Perseverancia </text:span></text:p>
      <text:p text:style-name="P1"><text:span text:style-name="T1">• Vocación de servicio </text:span></text:p>
      <text:p text:style-name="P1"><text:span text:style-name="T1">• Profesionalismo</text:span> </text:p>
      <text:p text:style-name="P1"/>
      <text:p text:style-name="P2">Compromiso</text:p>
      <text:p text:style-name="P1"><text:span text:style-name="T1">Brindar confianza, seguridad, acompañar a nuestros clientes en su proceso de vida saludable.</text:span> </text:p>
      <text:p text:style-name="P1"/>
      <text:p text:style-name="P2">Mision</text:p>
      <text:p text:style-name="P1"/>
      <text:p text:style-name="P1"><text:span text:style-name="T1">Brindar servicio de exámenes clínicos eficientes, con precios accesibles y confiables, que satisfagan las necesidades de nuestros clientes, cumpliendo con las normas de calidad internas y externas.</text:span> </text:p>
      <text:p text:style-name="P1"/>
      <text:p text:style-name="P2">Visión</text:p>
      <text:p text:style-name="P1"/>
      <text:p text:style-name="P1"><text:span text:style-name="T1">Convertirnos en un laboratorio clínico líder a nivel de Guanacaste que cubra las necesidades de nuestros pacientes, convirtiéndonos en una entidad reconocida por su excelencia en servicio y calidad. A continuación se procede a realizar la propuesta tecnológica para cerrar la brecha estratégica.</text:span> </text:p>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pple-system" svg:font-family="apple-system, BlinkMacSystemFont, 'Segoe UI', Roboto, 'Helvetica Neue', Arial, 'Noto Sans', sans-serif, 'Apple Color Emoji', 'Segoe UI Emoji', 'Segoe UI Symbol', 'Noto Color Emoji'"/>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08T21:50:17.031000000</meta:creation-date>
    <dc:date>2020-12-08T21:55:45.484000000</dc:date>
    <meta:editing-duration>PT5M28S</meta:editing-duration>
    <meta:editing-cycles>1</meta:editing-cycles>
    <meta:document-statistic meta:table-count="0" meta:image-count="0" meta:object-count="0" meta:page-count="3" meta:paragraph-count="37" meta:word-count="508" meta:character-count="3314" meta:non-whitespace-character-count="2821"/>
    <meta:generator>LibreOffice/6.4.6.2$Windows_X86_64 LibreOffice_project/0ce51a4fd21bff07a5c061082cc82c5ed232f115</meta:generator>
  </office:meta>
</office:document-meta>
</file>